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4382CA0FF733B67837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8.999cm" svg:x="1cm" svg:y="5.35cm">
          <draw:image xlink:href="Pictures/1000000000000438000004382CA0FF733B67837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18T19:15:04.044000000</dc:date>
    <meta:editing-duration>PT1M42S</meta:editing-duration>
    <meta:editing-cycles>1</meta:editing-cycles>
    <meta:document-statistic meta:object-count="1"/>
    <meta:generator>LibreOffice/5.4.4.2$Windows_X86_64 LibreOffice_project/2524958677847fb3bb44820e40380acbe820f960</meta:generator>
  </office:meta>
</office:document-meta>
</file>